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<text:s/>t_k</text:p>
          </table:table-cell>
          <table:table-cell office:value-type="string" calcext:value-type="string">
            <text:p><text:s/>y_k</text:p>
          </table:table-cell>
          <table:table-cell office:value-type="string" calcext:value-type="string">
            <text:p><text:s/>y_real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909273" calcext:value-type="float">
            <text:p>0.0909273</text:p>
          </table:table-cell>
          <table:table-cell office:value-type="float" office:value="0.0951724" calcext:value-type="float">
            <text:p>0.09517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173607" calcext:value-type="float">
            <text:p>0.173607</text:p>
          </table:table-cell>
          <table:table-cell office:value-type="float" office:value="0.181307" calcext:value-type="float">
            <text:p>0.1813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248788" calcext:value-type="float">
            <text:p>0.248788</text:p>
          </table:table-cell>
          <table:table-cell office:value-type="float" office:value="0.259264" calcext:value-type="float">
            <text:p>0.2592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317153" calcext:value-type="float">
            <text:p>0.317153</text:p>
          </table:table-cell>
          <table:table-cell office:value-type="float" office:value="0.329821" calcext:value-type="float">
            <text:p>0.3298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37932" calcext:value-type="float">
            <text:p>0.37932</text:p>
          </table:table-cell>
          <table:table-cell office:value-type="float" office:value="0.393683" calcext:value-type="float">
            <text:p>0.3936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435855" calcext:value-type="float">
            <text:p>0.435855</text:p>
          </table:table-cell>
          <table:table-cell office:value-type="float" office:value="0.451487" calcext:value-type="float">
            <text:p>0.4514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487268" calcext:value-type="float">
            <text:p>0.487268</text:p>
          </table:table-cell>
          <table:table-cell office:value-type="float" office:value="0.503809" calcext:value-type="float">
            <text:p>0.5038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534025" calcext:value-type="float">
            <text:p>0.534025</text:p>
          </table:table-cell>
          <table:table-cell office:value-type="float" office:value="0.551171" calcext:value-type="float">
            <text:p>0.5511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57655" calcext:value-type="float">
            <text:p>0.57655</text:p>
          </table:table-cell>
          <table:table-cell office:value-type="float" office:value="0.594044" calcext:value-type="float">
            <text:p>0.5940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0.615228" calcext:value-type="float">
            <text:p>0.615228</text:p>
          </table:table-cell>
          <table:table-cell office:value-type="float" office:value="0.632857" calcext:value-type="float">
            <text:p>0.6328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650407" calcext:value-type="float">
            <text:p>0.650407</text:p>
          </table:table-cell>
          <table:table-cell office:value-type="float" office:value="0.667996" calcext:value-type="float">
            <text:p>0.6679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682406" calcext:value-type="float">
            <text:p>0.682406</text:p>
          </table:table-cell>
          <table:table-cell office:value-type="float" office:value="0.699809" calcext:value-type="float">
            <text:p>0.6998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711514" calcext:value-type="float">
            <text:p>0.711514</text:p>
          </table:table-cell>
          <table:table-cell office:value-type="float" office:value="0.728614" calcext:value-type="float">
            <text:p>0.7286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737995" calcext:value-type="float">
            <text:p>0.737995</text:p>
          </table:table-cell>
          <table:table-cell office:value-type="float" office:value="0.754697" calcext:value-type="float">
            <text:p>0.7546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762086" calcext:value-type="float">
            <text:p>0.762086</text:p>
          </table:table-cell>
          <table:table-cell office:value-type="float" office:value="0.778317" calcext:value-type="float">
            <text:p>0.7783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784005" calcext:value-type="float">
            <text:p>0.784005</text:p>
          </table:table-cell>
          <table:table-cell office:value-type="float" office:value="0.799708" calcext:value-type="float">
            <text:p>0.7997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80395" calcext:value-type="float">
            <text:p>0.80395</text:p>
          </table:table-cell>
          <table:table-cell office:value-type="float" office:value="0.819082" calcext:value-type="float">
            <text:p>0.8190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8221" calcext:value-type="float">
            <text:p>0.8221</text:p>
          </table:table-cell>
          <table:table-cell office:value-type="float" office:value="0.836632" calcext:value-type="float">
            <text:p>0.8366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838617" calcext:value-type="float">
            <text:p>0.838617</text:p>
          </table:table-cell>
          <table:table-cell office:value-type="float" office:value="0.852531" calcext:value-type="float">
            <text:p>0.8525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853652" calcext:value-type="float">
            <text:p>0.853652</text:p>
          </table:table-cell>
          <table:table-cell office:value-type="float" office:value="0.866935" calcext:value-type="float">
            <text:p>0.8669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867338" calcext:value-type="float">
            <text:p>0.867338</text:p>
          </table:table-cell>
          <table:table-cell office:value-type="float" office:value="0.879988" calcext:value-type="float">
            <text:p>0.8799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879797" calcext:value-type="float">
            <text:p>0.879797</text:p>
          </table:table-cell>
          <table:table-cell office:value-type="float" office:value="0.891818" calcext:value-type="float">
            <text:p>0.8918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891143" calcext:value-type="float">
            <text:p>0.891143</text:p>
          </table:table-cell>
          <table:table-cell office:value-type="float" office:value="0.902541" calcext:value-type="float">
            <text:p>0.9025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901475" calcext:value-type="float">
            <text:p>0.901475</text:p>
          </table:table-cell>
          <table:table-cell office:value-type="float" office:value="0.912263" calcext:value-type="float">
            <text:p>0.9122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910885" calcext:value-type="float">
            <text:p>0.910885</text:p>
          </table:table-cell>
          <table:table-cell office:value-type="float" office:value="0.921078" calcext:value-type="float">
            <text:p>0.9210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919459" calcext:value-type="float">
            <text:p>0.919459</text:p>
          </table:table-cell>
          <table:table-cell office:value-type="float" office:value="0.929073" calcext:value-type="float">
            <text:p>0.9290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927271" calcext:value-type="float">
            <text:p>0.927271</text:p>
          </table:table-cell>
          <table:table-cell office:value-type="float" office:value="0.936327" calcext:value-type="float">
            <text:p>0.9363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934391" calcext:value-type="float">
            <text:p>0.934391</text:p>
          </table:table-cell>
          <table:table-cell office:value-type="float" office:value="0.942909" calcext:value-type="float">
            <text:p>0.9429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940882" calcext:value-type="float">
            <text:p>0.940882</text:p>
          </table:table-cell>
          <table:table-cell office:value-type="float" office:value="0.948884" calcext:value-type="float">
            <text:p>0.9488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3" calcext:value-type="float">
            <text:p>0.003</text:p>
          </table:table-cell>
          <table:table-cell office:value-type="float" office:value="0.946801" calcext:value-type="float">
            <text:p>0.946801</text:p>
          </table:table-cell>
          <table:table-cell office:value-type="float" office:value="0.95431" calcext:value-type="float">
            <text:p>0.954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9522" calcext:value-type="float">
            <text:p>0.9522</text:p>
          </table:table-cell>
          <table:table-cell office:value-type="float" office:value="0.959237" calcext:value-type="float">
            <text:p>0.9592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957126" calcext:value-type="float">
            <text:p>0.957126</text:p>
          </table:table-cell>
          <table:table-cell office:value-type="float" office:value="0.963715" calcext:value-type="float">
            <text:p>0.9637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961623" calcext:value-type="float">
            <text:p>0.961623</text:p>
          </table:table-cell>
          <table:table-cell office:value-type="float" office:value="0.967786" calcext:value-type="float">
            <text:p>0.96778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965729" calcext:value-type="float">
            <text:p>0.965729</text:p>
          </table:table-cell>
          <table:table-cell office:value-type="float" office:value="0.971489" calcext:value-type="float">
            <text:p>0.9714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96948" calcext:value-type="float">
            <text:p>0.96948</text:p>
          </table:table-cell>
          <table:table-cell office:value-type="float" office:value="0.974858" calcext:value-type="float">
            <text:p>0.97485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972908" calcext:value-type="float">
            <text:p>0.972908</text:p>
          </table:table-cell>
          <table:table-cell office:value-type="float" office:value="0.977925" calcext:value-type="float">
            <text:p>0.9779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976042" calcext:value-type="float">
            <text:p>0.976042</text:p>
          </table:table-cell>
          <table:table-cell office:value-type="float" office:value="0.98072" calcext:value-type="float">
            <text:p>0.980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97891" calcext:value-type="float">
            <text:p>0.97891</text:p>
          </table:table-cell>
          <table:table-cell office:value-type="float" office:value="0.983267" calcext:value-type="float">
            <text:p>0.9832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981535" calcext:value-type="float">
            <text:p>0.981535</text:p>
          </table:table-cell>
          <table:table-cell office:value-type="float" office:value="0.985591" calcext:value-type="float">
            <text:p>0.9855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983939" calcext:value-type="float">
            <text:p>0.983939</text:p>
          </table:table-cell>
          <table:table-cell office:value-type="float" office:value="0.987713" calcext:value-type="float">
            <text:p>0.9877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986143" calcext:value-type="float">
            <text:p>0.986143</text:p>
          </table:table-cell>
          <table:table-cell office:value-type="float" office:value="0.989652" calcext:value-type="float">
            <text:p>0.9896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988165" calcext:value-type="float">
            <text:p>0.988165</text:p>
          </table:table-cell>
          <table:table-cell office:value-type="float" office:value="0.991425" calcext:value-type="float">
            <text:p>0.9914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990021" calcext:value-type="float">
            <text:p>0.990021</text:p>
          </table:table-cell>
          <table:table-cell office:value-type="float" office:value="0.993049" calcext:value-type="float">
            <text:p>0.99304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991726" calcext:value-type="float">
            <text:p>0.991726</text:p>
          </table:table-cell>
          <table:table-cell office:value-type="float" office:value="0.994537" calcext:value-type="float">
            <text:p>0.9945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993295" calcext:value-type="float">
            <text:p>0.993295</text:p>
          </table:table-cell>
          <table:table-cell office:value-type="float" office:value="0.995902" calcext:value-type="float">
            <text:p>0.99590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994739" calcext:value-type="float">
            <text:p>0.994739</text:p>
          </table:table-cell>
          <table:table-cell office:value-type="float" office:value="0.997156" calcext:value-type="float">
            <text:p>0.99715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99607" calcext:value-type="float">
            <text:p>0.99607</text:p>
          </table:table-cell>
          <table:table-cell office:value-type="float" office:value="0.99831" calcext:value-type="float">
            <text:p>0.998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997298" calcext:value-type="float">
            <text:p>0.997298</text:p>
          </table:table-cell>
          <table:table-cell office:value-type="float" office:value="0.999373" calcext:value-type="float">
            <text:p>0.99937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998432" calcext:value-type="float">
            <text:p>0.998432</text:p>
          </table:table-cell>
          <table:table-cell office:value-type="float" office:value="1.00035" calcext:value-type="float">
            <text:p>1.000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9481" calcext:value-type="float">
            <text:p>0.999481</text:p>
          </table:table-cell>
          <table:table-cell office:value-type="float" office:value="1.00126" calcext:value-type="float">
            <text:p>1.001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51" calcext:value-type="float">
            <text:p>0.0051</text:p>
          </table:table-cell>
          <table:table-cell office:value-type="float" office:value="1.00045" calcext:value-type="float">
            <text:p>1.00045</text:p>
          </table:table-cell>
          <table:table-cell office:value-type="float" office:value="1.0021" calcext:value-type="float">
            <text:p>1.00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52" calcext:value-type="float">
            <text:p>0.0052</text:p>
          </table:table-cell>
          <table:table-cell office:value-type="float" office:value="1.00136" calcext:value-type="float">
            <text:p>1.00136</text:p>
          </table:table-cell>
          <table:table-cell office:value-type="float" office:value="1.00288" calcext:value-type="float">
            <text:p>1.0028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53" calcext:value-type="float">
            <text:p>0.0053</text:p>
          </table:table-cell>
          <table:table-cell office:value-type="float" office:value="1.00219" calcext:value-type="float">
            <text:p>1.00219</text:p>
          </table:table-cell>
          <table:table-cell office:value-type="float" office:value="1.0036" calcext:value-type="float">
            <text:p>1.00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54" calcext:value-type="float">
            <text:p>0.0054</text:p>
          </table:table-cell>
          <table:table-cell office:value-type="float" office:value="1.00297" calcext:value-type="float">
            <text:p>1.00297</text:p>
          </table:table-cell>
          <table:table-cell office:value-type="float" office:value="1.00427" calcext:value-type="float">
            <text:p>1.0042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55" calcext:value-type="float">
            <text:p>0.0055</text:p>
          </table:table-cell>
          <table:table-cell office:value-type="float" office:value="1.0037" calcext:value-type="float">
            <text:p>1.0037</text:p>
          </table:table-cell>
          <table:table-cell office:value-type="float" office:value="1.0049" calcext:value-type="float">
            <text:p>1.004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56" calcext:value-type="float">
            <text:p>0.0056</text:p>
          </table:table-cell>
          <table:table-cell office:value-type="float" office:value="1.00438" calcext:value-type="float">
            <text:p>1.00438</text:p>
          </table:table-cell>
          <table:table-cell office:value-type="float" office:value="1.00549" calcext:value-type="float">
            <text:p>1.0054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57" calcext:value-type="float">
            <text:p>0.0057</text:p>
          </table:table-cell>
          <table:table-cell office:value-type="float" office:value="1.00501" calcext:value-type="float">
            <text:p>1.00501</text:p>
          </table:table-cell>
          <table:table-cell office:value-type="float" office:value="1.00604" calcext:value-type="float">
            <text:p>1.0060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58" calcext:value-type="float">
            <text:p>0.0058</text:p>
          </table:table-cell>
          <table:table-cell office:value-type="float" office:value="1.00561" calcext:value-type="float">
            <text:p>1.00561</text:p>
          </table:table-cell>
          <table:table-cell office:value-type="float" office:value="1.00656" calcext:value-type="float">
            <text:p>1.006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59" calcext:value-type="float">
            <text:p>0.0059</text:p>
          </table:table-cell>
          <table:table-cell office:value-type="float" office:value="1.00617" calcext:value-type="float">
            <text:p>1.00617</text:p>
          </table:table-cell>
          <table:table-cell office:value-type="float" office:value="1.00704" calcext:value-type="float">
            <text:p>1.007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1.0067" calcext:value-type="float">
            <text:p>1.0067</text:p>
          </table:table-cell>
          <table:table-cell office:value-type="float" office:value="1.0075" calcext:value-type="float">
            <text:p>1.00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61" calcext:value-type="float">
            <text:p>0.0061</text:p>
          </table:table-cell>
          <table:table-cell office:value-type="float" office:value="1.00719" calcext:value-type="float">
            <text:p>1.00719</text:p>
          </table:table-cell>
          <table:table-cell office:value-type="float" office:value="1.00794" calcext:value-type="float">
            <text:p>1.0079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62" calcext:value-type="float">
            <text:p>0.0062</text:p>
          </table:table-cell>
          <table:table-cell office:value-type="float" office:value="1.00766" calcext:value-type="float">
            <text:p>1.00766</text:p>
          </table:table-cell>
          <table:table-cell office:value-type="float" office:value="1.00835" calcext:value-type="float">
            <text:p>1.0083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63" calcext:value-type="float">
            <text:p>0.0063</text:p>
          </table:table-cell>
          <table:table-cell office:value-type="float" office:value="1.00811" calcext:value-type="float">
            <text:p>1.00811</text:p>
          </table:table-cell>
          <table:table-cell office:value-type="float" office:value="1.00874" calcext:value-type="float">
            <text:p>1.008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64" calcext:value-type="float">
            <text:p>0.0064</text:p>
          </table:table-cell>
          <table:table-cell office:value-type="float" office:value="1.00853" calcext:value-type="float">
            <text:p>1.00853</text:p>
          </table:table-cell>
          <table:table-cell office:value-type="float" office:value="1.00911" calcext:value-type="float">
            <text:p>1.009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65" calcext:value-type="float">
            <text:p>0.0065</text:p>
          </table:table-cell>
          <table:table-cell office:value-type="float" office:value="1.00893" calcext:value-type="float">
            <text:p>1.00893</text:p>
          </table:table-cell>
          <table:table-cell office:value-type="float" office:value="1.00947" calcext:value-type="float">
            <text:p>1.0094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66" calcext:value-type="float">
            <text:p>0.0066</text:p>
          </table:table-cell>
          <table:table-cell office:value-type="float" office:value="1.00932" calcext:value-type="float">
            <text:p>1.00932</text:p>
          </table:table-cell>
          <table:table-cell office:value-type="float" office:value="1.00981" calcext:value-type="float">
            <text:p>1.0098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67" calcext:value-type="float">
            <text:p>0.0067</text:p>
          </table:table-cell>
          <table:table-cell office:value-type="float" office:value="1.00968" calcext:value-type="float">
            <text:p>1.00968</text:p>
          </table:table-cell>
          <table:table-cell office:value-type="float" office:value="1.01014" calcext:value-type="float">
            <text:p>1.010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68" calcext:value-type="float">
            <text:p>0.0068</text:p>
          </table:table-cell>
          <table:table-cell office:value-type="float" office:value="1.01004" calcext:value-type="float">
            <text:p>1.01004</text:p>
          </table:table-cell>
          <table:table-cell office:value-type="float" office:value="1.01046" calcext:value-type="float">
            <text:p>1.0104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69" calcext:value-type="float">
            <text:p>0.0069</text:p>
          </table:table-cell>
          <table:table-cell office:value-type="float" office:value="1.01037" calcext:value-type="float">
            <text:p>1.01037</text:p>
          </table:table-cell>
          <table:table-cell office:value-type="float" office:value="1.01076" calcext:value-type="float">
            <text:p>1.010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7" calcext:value-type="float">
            <text:p>0.007</text:p>
          </table:table-cell>
          <table:table-cell office:value-type="float" office:value="1.0107" calcext:value-type="float">
            <text:p>1.0107</text:p>
          </table:table-cell>
          <table:table-cell office:value-type="float" office:value="1.01106" calcext:value-type="float">
            <text:p>1.0110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71" calcext:value-type="float">
            <text:p>0.0071</text:p>
          </table:table-cell>
          <table:table-cell office:value-type="float" office:value="1.01101" calcext:value-type="float">
            <text:p>1.01101</text:p>
          </table:table-cell>
          <table:table-cell office:value-type="float" office:value="1.01134" calcext:value-type="float">
            <text:p>1.0113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72" calcext:value-type="float">
            <text:p>0.0072</text:p>
          </table:table-cell>
          <table:table-cell office:value-type="float" office:value="1.01132" calcext:value-type="float">
            <text:p>1.01132</text:p>
          </table:table-cell>
          <table:table-cell office:value-type="float" office:value="1.01162" calcext:value-type="float">
            <text:p>1.0116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73" calcext:value-type="float">
            <text:p>0.0073</text:p>
          </table:table-cell>
          <table:table-cell office:value-type="float" office:value="1.01161" calcext:value-type="float">
            <text:p>1.01161</text:p>
          </table:table-cell>
          <table:table-cell office:value-type="float" office:value="1.01189" calcext:value-type="float">
            <text:p>1.0118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74" calcext:value-type="float">
            <text:p>0.0074</text:p>
          </table:table-cell>
          <table:table-cell office:value-type="float" office:value="1.01189" calcext:value-type="float">
            <text:p>1.01189</text:p>
          </table:table-cell>
          <table:table-cell office:value-type="float" office:value="1.01215" calcext:value-type="float">
            <text:p>1.012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75" calcext:value-type="float">
            <text:p>0.0075</text:p>
          </table:table-cell>
          <table:table-cell office:value-type="float" office:value="1.01217" calcext:value-type="float">
            <text:p>1.01217</text:p>
          </table:table-cell>
          <table:table-cell office:value-type="float" office:value="1.01241" calcext:value-type="float">
            <text:p>1.0124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76" calcext:value-type="float">
            <text:p>0.0076</text:p>
          </table:table-cell>
          <table:table-cell office:value-type="float" office:value="1.01244" calcext:value-type="float">
            <text:p>1.01244</text:p>
          </table:table-cell>
          <table:table-cell office:value-type="float" office:value="1.01266" calcext:value-type="float">
            <text:p>1.0126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77" calcext:value-type="float">
            <text:p>0.0077</text:p>
          </table:table-cell>
          <table:table-cell office:value-type="float" office:value="1.01271" calcext:value-type="float">
            <text:p>1.01271</text:p>
          </table:table-cell>
          <table:table-cell office:value-type="float" office:value="1.0129" calcext:value-type="float">
            <text:p>1.01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78" calcext:value-type="float">
            <text:p>0.0078</text:p>
          </table:table-cell>
          <table:table-cell office:value-type="float" office:value="1.01296" calcext:value-type="float">
            <text:p>1.01296</text:p>
          </table:table-cell>
          <table:table-cell office:value-type="float" office:value="1.01315" calcext:value-type="float">
            <text:p>1.013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79" calcext:value-type="float">
            <text:p>0.0079</text:p>
          </table:table-cell>
          <table:table-cell office:value-type="float" office:value="1.01322" calcext:value-type="float">
            <text:p>1.01322</text:p>
          </table:table-cell>
          <table:table-cell office:value-type="float" office:value="1.01338" calcext:value-type="float">
            <text:p>1.013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1.01346" calcext:value-type="float">
            <text:p>1.01346</text:p>
          </table:table-cell>
          <table:table-cell office:value-type="float" office:value="1.01362" calcext:value-type="float">
            <text:p>1.0136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81" calcext:value-type="float">
            <text:p>0.0081</text:p>
          </table:table-cell>
          <table:table-cell office:value-type="float" office:value="1.01371" calcext:value-type="float">
            <text:p>1.01371</text:p>
          </table:table-cell>
          <table:table-cell office:value-type="float" office:value="1.01385" calcext:value-type="float">
            <text:p>1.013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82" calcext:value-type="float">
            <text:p>0.0082</text:p>
          </table:table-cell>
          <table:table-cell office:value-type="float" office:value="1.01394" calcext:value-type="float">
            <text:p>1.01394</text:p>
          </table:table-cell>
          <table:table-cell office:value-type="float" office:value="1.01408" calcext:value-type="float">
            <text:p>1.014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83" calcext:value-type="float">
            <text:p>0.0083</text:p>
          </table:table-cell>
          <table:table-cell office:value-type="float" office:value="1.01418" calcext:value-type="float">
            <text:p>1.01418</text:p>
          </table:table-cell>
          <table:table-cell office:value-type="float" office:value="1.0143" calcext:value-type="float">
            <text:p>1.014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84" calcext:value-type="float">
            <text:p>0.0084</text:p>
          </table:table-cell>
          <table:table-cell office:value-type="float" office:value="1.01441" calcext:value-type="float">
            <text:p>1.01441</text:p>
          </table:table-cell>
          <table:table-cell office:value-type="float" office:value="1.01452" calcext:value-type="float">
            <text:p>1.0145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85" calcext:value-type="float">
            <text:p>0.0085</text:p>
          </table:table-cell>
          <table:table-cell office:value-type="float" office:value="1.01464" calcext:value-type="float">
            <text:p>1.01464</text:p>
          </table:table-cell>
          <table:table-cell office:value-type="float" office:value="1.01474" calcext:value-type="float">
            <text:p>1.0147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86" calcext:value-type="float">
            <text:p>0.0086</text:p>
          </table:table-cell>
          <table:table-cell office:value-type="float" office:value="1.01487" calcext:value-type="float">
            <text:p>1.01487</text:p>
          </table:table-cell>
          <table:table-cell office:value-type="float" office:value="1.01496" calcext:value-type="float">
            <text:p>1.0149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87" calcext:value-type="float">
            <text:p>0.0087</text:p>
          </table:table-cell>
          <table:table-cell office:value-type="float" office:value="1.01509" calcext:value-type="float">
            <text:p>1.01509</text:p>
          </table:table-cell>
          <table:table-cell office:value-type="float" office:value="1.01518" calcext:value-type="float">
            <text:p>1.0151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88" calcext:value-type="float">
            <text:p>0.0088</text:p>
          </table:table-cell>
          <table:table-cell office:value-type="float" office:value="1.01531" calcext:value-type="float">
            <text:p>1.01531</text:p>
          </table:table-cell>
          <table:table-cell office:value-type="float" office:value="1.01539" calcext:value-type="float">
            <text:p>1.0153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89" calcext:value-type="float">
            <text:p>0.0089</text:p>
          </table:table-cell>
          <table:table-cell office:value-type="float" office:value="1.01553" calcext:value-type="float">
            <text:p>1.01553</text:p>
          </table:table-cell>
          <table:table-cell office:value-type="float" office:value="1.0156" calcext:value-type="float">
            <text:p>1.01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9" calcext:value-type="float">
            <text:p>0.009</text:p>
          </table:table-cell>
          <table:table-cell office:value-type="float" office:value="1.01575" calcext:value-type="float">
            <text:p>1.01575</text:p>
          </table:table-cell>
          <table:table-cell office:value-type="float" office:value="1.01581" calcext:value-type="float">
            <text:p>1.0158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91" calcext:value-type="float">
            <text:p>0.0091</text:p>
          </table:table-cell>
          <table:table-cell office:value-type="float" office:value="1.01596" calcext:value-type="float">
            <text:p>1.01596</text:p>
          </table:table-cell>
          <table:table-cell office:value-type="float" office:value="1.01602" calcext:value-type="float">
            <text:p>1.0160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92" calcext:value-type="float">
            <text:p>0.0092</text:p>
          </table:table-cell>
          <table:table-cell office:value-type="float" office:value="1.01618" calcext:value-type="float">
            <text:p>1.01618</text:p>
          </table:table-cell>
          <table:table-cell office:value-type="float" office:value="1.01623" calcext:value-type="float">
            <text:p>1.0162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93" calcext:value-type="float">
            <text:p>0.0093</text:p>
          </table:table-cell>
          <table:table-cell office:value-type="float" office:value="1.01639" calcext:value-type="float">
            <text:p>1.01639</text:p>
          </table:table-cell>
          <table:table-cell office:value-type="float" office:value="1.01644" calcext:value-type="float">
            <text:p>1.0164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94" calcext:value-type="float">
            <text:p>0.0094</text:p>
          </table:table-cell>
          <table:table-cell office:value-type="float" office:value="1.0166" calcext:value-type="float">
            <text:p>1.0166</text:p>
          </table:table-cell>
          <table:table-cell office:value-type="float" office:value="1.01665" calcext:value-type="float">
            <text:p>1.0166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95" calcext:value-type="float">
            <text:p>0.0095</text:p>
          </table:table-cell>
          <table:table-cell office:value-type="float" office:value="1.01681" calcext:value-type="float">
            <text:p>1.01681</text:p>
          </table:table-cell>
          <table:table-cell office:value-type="float" office:value="1.01685" calcext:value-type="float">
            <text:p>1.0168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96" calcext:value-type="float">
            <text:p>0.0096</text:p>
          </table:table-cell>
          <table:table-cell office:value-type="float" office:value="1.01702" calcext:value-type="float">
            <text:p>1.01702</text:p>
          </table:table-cell>
          <table:table-cell office:value-type="float" office:value="1.01706" calcext:value-type="float">
            <text:p>1.0170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97" calcext:value-type="float">
            <text:p>0.0097</text:p>
          </table:table-cell>
          <table:table-cell office:value-type="float" office:value="1.01723" calcext:value-type="float">
            <text:p>1.01723</text:p>
          </table:table-cell>
          <table:table-cell office:value-type="float" office:value="1.01726" calcext:value-type="float">
            <text:p>1.0172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98" calcext:value-type="float">
            <text:p>0.0098</text:p>
          </table:table-cell>
          <table:table-cell office:value-type="float" office:value="1.01743" calcext:value-type="float">
            <text:p>1.01743</text:p>
          </table:table-cell>
          <table:table-cell office:value-type="float" office:value="1.01747" calcext:value-type="float">
            <text:p>1.0174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99" calcext:value-type="float">
            <text:p>0.0099</text:p>
          </table:table-cell>
          <table:table-cell office:value-type="float" office:value="1.01764" calcext:value-type="float">
            <text:p>1.01764</text:p>
          </table:table-cell>
          <table:table-cell office:value-type="float" office:value="1.01767" calcext:value-type="float">
            <text:p>1.017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1.01785" calcext:value-type="float">
            <text:p>1.01785</text:p>
          </table:table-cell>
          <table:table-cell office:value-type="float" office:value="1.01787" calcext:value-type="float">
            <text:p>1.0178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101" calcext:value-type="float">
            <text:p>0.0101</text:p>
          </table:table-cell>
          <table:table-cell office:value-type="float" office:value="1.01805" calcext:value-type="float">
            <text:p>1.01805</text:p>
          </table:table-cell>
          <table:table-cell office:value-type="float" office:value="1.01808" calcext:value-type="float">
            <text:p>1.018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12" meta:object-count="0"/>
    <meta:generator>LibreOffice/4.2.8.2$Linux_X86_64 LibreOffice_project/420m0$Build-2</meta:generator>
  </office:meta>
</office:document-meta>
</file>